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none" fo:background-color="#FFFFFF"/>
    </style:style>
    <style:style style:name="ce4" style:family="table-cell" style:parent-style-name="Default" style:data-style-name="N0">
      <style:table-cell-properties fo:border-top="2pt solid #000000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none" fo:background-color="#FFFFFF"/>
    </style:style>
    <style:style style:name="ce6" style:family="table-cell" style:parent-style-name="Default" style:data-style-name="N0">
      <style:table-cell-properties fo:border-top="2pt solid #000000" fo:border-bottom="thin solid #000000" fo:border-left="none" fo:border-right="2pt solid #000000" fo:background-color="#FFFFFF"/>
    </style:style>
    <style:style style:name="ce7" style:family="table-cell" style:parent-style-name="Default" style:data-style-name="N0">
      <style:table-cell-properties fo:border-top="thin solid #000000" fo:border-bottom="none" fo:border-left="2pt solid #000000" fo:border-right="none" fo:background-color="#FFFFFF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9" style:family="table-cell" style:parent-style-name="Default" style:data-style-name="N0">
      <style:table-cell-properties fo:border-top="thin solid #000000" fo:border-bottom="none" fo:border-left="none" fo:border-right="2pt solid #000000" fo:background-color="#FFFFFF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8AA97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fo:background-color="#FFFFFF"/>
    </style:style>
    <style:style style:name="ce13" style:family="table-cell" style:parent-style-name="Default" style:data-style-name="N2">
      <style:table-cell-properties fo:background-color="#F8AA97"/>
      <style:text-properties fo:color="#FF0000" fo:font-weight="bold" style:font-weight-asian="bold" style:font-weight-complex="bold"/>
    </style:style>
    <style:style style:name="ce14" style:family="table-cell" style:parent-style-name="Default" style:data-style-name="N36">
      <style:table-cell-properties fo:background-color="#F8AA97"/>
      <style:text-properties fo:color="#FF0000" fo:font-weight="bold" style:font-weight-asian="bold" style:font-weight-complex="bold"/>
    </style:style>
    <style:style style:name="ce15" style:family="table-cell" style:parent-style-name="Default" style:data-style-name="N2">
      <style:table-cell-properties fo:border-top="none" fo:border-bottom="none" fo:border-left="none" fo:border-right="2pt solid #000000" fo:background-color="#ADC5E7"/>
      <style:text-properties fo:color="#4472C4" fo:font-weight="bold" style:font-weight-asian="bold" style:font-weight-complex="bold"/>
    </style:style>
    <style:style style:name="ce16" style:family="table-cell" style:parent-style-name="Default" style:data-style-name="N14">
      <style:table-cell-properties fo:border-top="none" fo:border-bottom="none" fo:border-left="none" fo:border-right="2pt solid #000000" fo:background-color="#ADC5E7"/>
      <style:text-properties fo:color="#4472C4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2pt solid #000000" fo:background-color="#ADC5E7"/>
      <style:text-properties fo:color="#4472C4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fo:background-color="#FFFFFF"/>
    </style:style>
    <style:style style:name="ce19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94733333333333cm"/>
    </style:style>
    <style:style style:name="co2" style:family="table-column">
      <style:table-column-properties fo:break-before="auto" style:column-width="6.159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3.111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7" table:default-cell-style-name="ce2"/>
        <table:table-column table:style-name="co7" table:number-columns-repeated="1008" table:default-cell-style-name="ce1"/>
        <table:table-column table:style-name="co8" table:number-columns-repeated="1536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PLAN D'AMORTISSEMENT LINEAIRE</text:p>
          </table:table-cell>
          <table:table-cell table:number-columns-repeated="2" table:style-name="ce5"/>
          <table:table-cell table:style-name="ce6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table:style-name="ce7"/>
          <table:table-cell table:number-columns-repeated="3" table:style-name="ce8"/>
          <table:table-cell table:style-name="ce9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Numéro de compte :</text:p>
          </table:table-cell>
          <table:table-cell table:number-columns-repeated="2" table:style-name="ce2"/>
          <table:table-cell office:value-type="float" office:value="2154" table:style-name="ce11">
            <text:p>2154</text:p>
          </table:table-cell>
          <table:table-cell table:style-name="ce12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Nom du compte :</text:p>
          </table:table-cell>
          <table:table-cell table:number-columns-repeated="2" table:style-name="ce2"/>
          <table:table-cell office:value-type="string" table:style-name="ce11">
            <text:p>Matériel industriel</text:p>
          </table:table-cell>
          <table:table-cell table:style-name="ce12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Désignation de l'immobilisation :</text:p>
          </table:table-cell>
          <table:table-cell table:number-columns-repeated="2" table:style-name="ce2"/>
          <table:table-cell office:value-type="string" table:style-name="ce11">
            <text:p>Machine-outil</text:p>
          </table:table-cell>
          <table:table-cell table:style-name="ce12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Durée d'utilisation</text:p>
          </table:table-cell>
          <table:table-cell table:number-columns-repeated="2" table:style-name="ce2"/>
          <table:table-cell office:value-type="float" office:value="8" table:style-name="ce11">
            <text:p>8</text:p>
          </table:table-cell>
          <table:table-cell table:style-name="ce12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Valeur d'acquisition HT :</text:p>
          </table:table-cell>
          <table:table-cell table:number-columns-repeated="2" table:style-name="ce2"/>
          <table:table-cell office:value-type="float" office:value="200000" table:style-name="ce13">
            <text:p>200000,00</text:p>
          </table:table-cell>
          <table:table-cell table:style-name="ce12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Date d'acquisition :</text:p>
          </table:table-cell>
          <table:table-cell table:number-columns-repeated="2" table:style-name="ce2"/>
          <table:table-cell office:value-type="date" office:date-value="2020-03-15T00:00:00" table:style-name="ce14">
            <text:p>15/3/20</text:p>
          </table:table-cell>
          <table:table-cell table:style-name="ce12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Base amortissable :</text:p>
          </table:table-cell>
          <table:table-cell table:number-columns-repeated="3" table:style-name="ce2"/>
          <table:table-cell office:value-type="float" office:value="180000" table:formula="of:=COM.MICROSOFT.SINGLE($$VALEUR_ACQUISITION)-COM.MICROSOFT.SINGLE($$VALEUR_RESIDUELLE)" table:style-name="ce15">
            <text:p>180000,00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Taux d'amortissement :</text:p>
          </table:table-cell>
          <table:table-cell table:number-columns-repeated="3" table:style-name="ce2"/>
          <table:table-cell office:value-type="percentage" office:value="0.125" table:formula="of:=1/COM.MICROSOFT.SINGLE($$DUREE)" table:style-name="ce16">
            <text:p>12,50%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Valeur résiduelle :</text:p>
          </table:table-cell>
          <table:table-cell table:number-columns-repeated="2" table:style-name="ce2"/>
          <table:table-cell office:value-type="float" office:value="20000" table:style-name="ce13">
            <text:p>20000,00</text:p>
          </table:table-cell>
          <table:table-cell table:style-name="ce12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Date de mise en service :</text:p>
          </table:table-cell>
          <table:table-cell table:number-columns-repeated="2" table:style-name="ce2"/>
          <table:table-cell office:value-type="date" office:date-value="2020-06-15T00:00:00" table:style-name="ce14">
            <text:p>15/6/20</text:p>
          </table:table-cell>
          <table:table-cell table:style-name="ce12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Nombre de ligne du tableau :</text:p>
          </table:table-cell>
          <table:table-cell table:number-columns-repeated="3" table:style-name="ce2"/>
          <table:table-cell office:value-type="float" office:value="9" table:formula="of:=COM.MICROSOFT.SINGLE(IF(AND(DAY(COM.MICROSOFT.SINGLE($$DATE_MISE_EN_SERVICE))=1;MONTH(COM.MICROSOFT.SINGLE($$DATE_MISE_EN_SERVICE))=1);$$DUREE;COM.MICROSOFT.SINGLE($$DUREE)+1))" table:style-name="ce17">
            <text:p>9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Prorata premier exercice (en jours) :</text:p>
          </table:table-cell>
          <table:table-cell table:number-columns-repeated="3" table:style-name="ce2"/>
          <table:table-cell office:value-type="float" office:value="196" table:formula="of:=DAYS360(COM.MICROSOFT.SINGLE($$DATE_MISE_EN_SERVICE);&quot;31/12/2020&quot;)" table:style-name="ce17">
            <text:p>196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table:style-name="ce18"/>
          <table:table-cell table:number-columns-repeated="3" table:style-name="ce2"/>
          <table:table-cell table:style-name="ce12"/>
          <table:table-cell table:number-columns-repeated="10" table:style-name="ce2"/>
          <table:table-cell table:number-columns-repeated="16368"/>
        </table:table-row>
        <table:table-row table:style-name="ro2">
          <table:table-cell table:style-name="ce2"/>
          <table:table-cell office:value-type="string" table:style-name="ce19">
            <text:p>Année</text:p>
          </table:table-cell>
          <table:table-cell office:value-type="string" table:style-name="ce20">
            <text:p>Base</text:p>
            <text:p>d'amortissement</text:p>
          </table:table-cell>
          <table:table-cell office:value-type="string" table:style-name="ce20">
            <text:p>Amortissement</text:p>
            <text:p>de l'exercice</text:p>
          </table:table-cell>
          <table:table-cell office:value-type="string" table:style-name="ce20">
            <text:p>Amortissements</text:p>
            <text:p>cumulés</text:p>
          </table:table-cell>
          <table:table-cell office:value-type="string" table:style-name="ce20">
            <text:p>Valeur</text:p>
            <text:p>comptable</text:p>
            <text:p>nette fin</text:p>
            <text:p>d'exercice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float" office:value="2020" table:formula="of:=YEAR(COM.MICROSOFT.SINGLE($$DATE_MISE_EN_SERVICE))" table:style-name="ce21">
            <text:p>2020</text:p>
          </table:table-cell>
          <table:table-cell office:value-type="float" office:value="180000" table:formula="of:=COM.MICROSOFT.SINGLE(IF([.B17]=&quot;&quot;;&quot;&quot;;$$BASE_AMORT))" table:style-name="ce22">
            <text:p>180000,00</text:p>
          </table:table-cell>
          <table:table-cell office:value-type="float" office:value="12250" table:formula="of:=IF([.B17]=&quot;&quot;;&quot;&quot;;[.C17]*COM.MICROSOFT.SINGLE($$TAUX_AMORT)*COM.MICROSOFT.SINGLE($$PRORATA_ANNEE1)/360)" table:style-name="ce22">
            <text:p>12250,00</text:p>
          </table:table-cell>
          <table:table-cell office:value-type="float" office:value="12250" table:formula="of:=IF([.B17]=&quot;&quot;;&quot;&quot;;[.D17])" table:style-name="ce22">
            <text:p>12250,00</text:p>
          </table:table-cell>
          <table:table-cell office:value-type="float" office:value="187750" table:formula="of:=IF([.B17]=&quot;&quot;;&quot;&quot;;COM.MICROSOFT.SINGLE($$VALEUR_ACQUISITION)-[.E17])" table:style-name="ce22">
            <text:p>187750,00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float" office:value="2021" table:formula="of:=IF(ROW()-16&lt;=COM.MICROSOFT.SINGLE($$NBRE_LIGNES);[.B17]+1;&quot;&quot;)" table:style-name="ce21">
            <text:p>2021</text:p>
          </table:table-cell>
          <table:table-cell office:value-type="float" office:value="180000" table:formula="of:=COM.MICROSOFT.SINGLE(IF([.B18]=&quot;&quot;;&quot;&quot;;$$BASE_AMORT))" table:style-name="ce22">
            <text:p>180000,00</text:p>
          </table:table-cell>
          <table:table-cell office:value-type="float" office:value="22500" table:formula="of:=IF([.B18]=&quot;&quot;;&quot;&quot;;IF(ROW()-16=COM.MICROSOFT.SINGLE($$NBRE_LIGNES);COM.MICROSOFT.SINGLE($$BASE_AMORT)*COM.MICROSOFT.SINGLE($$TAUX_AMORT)-[.D17];COM.MICROSOFT.SINGLE($$BASE_AMORT)*COM.MICROSOFT.SINGLE($$TAUX_AMORT)))" table:style-name="ce22">
            <text:p>22500,00</text:p>
          </table:table-cell>
          <table:table-cell office:value-type="float" office:value="34750" table:formula="of:=IF([.B18]=&quot;&quot;;&quot;&quot;;[.E17]+[.D18])" table:style-name="ce22">
            <text:p>34750,00</text:p>
          </table:table-cell>
          <table:table-cell office:value-type="float" office:value="165250" table:formula="of:=IF([.B18]=&quot;&quot;;&quot;&quot;;COM.MICROSOFT.SINGLE($$VALEUR_ACQUISITION)-[.E18])" table:style-name="ce22">
            <text:p>165250,00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float" office:value="2022" table:formula="of:=IF(ROW()-16&lt;=COM.MICROSOFT.SINGLE($$NBRE_LIGNES);[.B18]+1;&quot;&quot;)" table:style-name="ce21">
            <text:p>2022</text:p>
          </table:table-cell>
          <table:table-cell office:value-type="float" office:value="180000" table:formula="of:=COM.MICROSOFT.SINGLE(IF([.B19]=&quot;&quot;;&quot;&quot;;$$BASE_AMORT))" table:style-name="ce22">
            <text:p>180000,00</text:p>
          </table:table-cell>
          <table:table-cell office:value-type="float" office:value="22500" table:formula="of:=IF([.B19]=&quot;&quot;;&quot;&quot;;IF(ROW()-16=COM.MICROSOFT.SINGLE($$NBRE_LIGNES);COM.MICROSOFT.SINGLE($$BASE_AMORT)*COM.MICROSOFT.SINGLE($$TAUX_AMORT)-[.$D17];COM.MICROSOFT.SINGLE($$BASE_AMORT)*COM.MICROSOFT.SINGLE($$TAUX_AMORT)))" table:style-name="ce22">
            <text:p>22500,00</text:p>
          </table:table-cell>
          <table:table-cell office:value-type="float" office:value="57250" table:formula="of:=IF([.B19]=&quot;&quot;;&quot;&quot;;[.E18]+[.D19])" table:style-name="ce22">
            <text:p>57250,00</text:p>
          </table:table-cell>
          <table:table-cell office:value-type="float" office:value="142750" table:formula="of:=IF([.B19]=&quot;&quot;;&quot;&quot;;COM.MICROSOFT.SINGLE($$VALEUR_ACQUISITION)-[.E19])" table:style-name="ce22">
            <text:p>142750,00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float" office:value="2023" table:formula="of:=IF(ROW()-16&lt;=COM.MICROSOFT.SINGLE($$NBRE_LIGNES);[.B19]+1;&quot;&quot;)" table:style-name="ce21">
            <text:p>2023</text:p>
          </table:table-cell>
          <table:table-cell office:value-type="float" office:value="180000" table:formula="of:=COM.MICROSOFT.SINGLE(IF([.B20]=&quot;&quot;;&quot;&quot;;$$BASE_AMORT))" table:style-name="ce22">
            <text:p>180000,00</text:p>
          </table:table-cell>
          <table:table-cell office:value-type="float" office:value="22500" table:formula="of:=IF([.B20]=&quot;&quot;;&quot;&quot;;IF(ROW()-16=COM.MICROSOFT.SINGLE($$NBRE_LIGNES);COM.MICROSOFT.SINGLE($$BASE_AMORT)*COM.MICROSOFT.SINGLE($$TAUX_AMORT)-[.$D17];COM.MICROSOFT.SINGLE($$BASE_AMORT)*COM.MICROSOFT.SINGLE($$TAUX_AMORT)))" table:style-name="ce22">
            <text:p>22500,00</text:p>
          </table:table-cell>
          <table:table-cell office:value-type="float" office:value="79750" table:formula="of:=IF([.B20]=&quot;&quot;;&quot;&quot;;[.E19]+[.D20])" table:style-name="ce22">
            <text:p>79750,00</text:p>
          </table:table-cell>
          <table:table-cell office:value-type="float" office:value="120250" table:formula="of:=IF([.B20]=&quot;&quot;;&quot;&quot;;COM.MICROSOFT.SINGLE($$VALEUR_ACQUISITION)-[.E20])" table:style-name="ce22">
            <text:p>120250,00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float" office:value="2024" table:formula="of:=IF(ROW()-16&lt;=COM.MICROSOFT.SINGLE($$NBRE_LIGNES);[.B20]+1;&quot;&quot;)" table:style-name="ce21">
            <text:p>2024</text:p>
          </table:table-cell>
          <table:table-cell office:value-type="float" office:value="180000" table:formula="of:=COM.MICROSOFT.SINGLE(IF([.B21]=&quot;&quot;;&quot;&quot;;$$BASE_AMORT))" table:style-name="ce22">
            <text:p>180000,00</text:p>
          </table:table-cell>
          <table:table-cell office:value-type="float" office:value="22500" table:formula="of:=IF([.B21]=&quot;&quot;;&quot;&quot;;IF(ROW()-16=COM.MICROSOFT.SINGLE($$NBRE_LIGNES);COM.MICROSOFT.SINGLE($$BASE_AMORT)*COM.MICROSOFT.SINGLE($$TAUX_AMORT)-[.$D17];COM.MICROSOFT.SINGLE($$BASE_AMORT)*COM.MICROSOFT.SINGLE($$TAUX_AMORT)))" table:style-name="ce22">
            <text:p>22500,00</text:p>
          </table:table-cell>
          <table:table-cell office:value-type="float" office:value="102250" table:formula="of:=IF([.B21]=&quot;&quot;;&quot;&quot;;[.E20]+[.D21])" table:style-name="ce22">
            <text:p>102250,00</text:p>
          </table:table-cell>
          <table:table-cell office:value-type="float" office:value="97750" table:formula="of:=IF([.B21]=&quot;&quot;;&quot;&quot;;COM.MICROSOFT.SINGLE($$VALEUR_ACQUISITION)-[.E21])" table:style-name="ce22">
            <text:p>97750,00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float" office:value="2025" table:formula="of:=IF(ROW()-16&lt;=COM.MICROSOFT.SINGLE($$NBRE_LIGNES);[.B21]+1;&quot;&quot;)" table:style-name="ce21">
            <text:p>2025</text:p>
          </table:table-cell>
          <table:table-cell office:value-type="float" office:value="180000" table:formula="of:=COM.MICROSOFT.SINGLE(IF([.B22]=&quot;&quot;;&quot;&quot;;$$BASE_AMORT))" table:style-name="ce22">
            <text:p>180000,00</text:p>
          </table:table-cell>
          <table:table-cell office:value-type="float" office:value="22500" table:formula="of:=IF([.B22]=&quot;&quot;;&quot;&quot;;IF(ROW()-16=COM.MICROSOFT.SINGLE($$NBRE_LIGNES);COM.MICROSOFT.SINGLE($$BASE_AMORT)*COM.MICROSOFT.SINGLE($$TAUX_AMORT)-[.$D17];COM.MICROSOFT.SINGLE($$BASE_AMORT)*COM.MICROSOFT.SINGLE($$TAUX_AMORT)))" table:style-name="ce22">
            <text:p>22500,00</text:p>
          </table:table-cell>
          <table:table-cell office:value-type="float" office:value="124750" table:formula="of:=IF([.B22]=&quot;&quot;;&quot;&quot;;[.E21]+[.D22])" table:style-name="ce22">
            <text:p>124750,00</text:p>
          </table:table-cell>
          <table:table-cell office:value-type="float" office:value="75250" table:formula="of:=IF([.B22]=&quot;&quot;;&quot;&quot;;COM.MICROSOFT.SINGLE($$VALEUR_ACQUISITION)-[.E22])" table:style-name="ce22">
            <text:p>75250,00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float" office:value="2026" table:formula="of:=IF(ROW()-16&lt;=COM.MICROSOFT.SINGLE($$NBRE_LIGNES);[.B22]+1;&quot;&quot;)" table:style-name="ce21">
            <text:p>2026</text:p>
          </table:table-cell>
          <table:table-cell office:value-type="float" office:value="180000" table:formula="of:=COM.MICROSOFT.SINGLE(IF([.B23]=&quot;&quot;;&quot;&quot;;$$BASE_AMORT))" table:style-name="ce22">
            <text:p>180000,00</text:p>
          </table:table-cell>
          <table:table-cell office:value-type="float" office:value="22500" table:formula="of:=IF([.B23]=&quot;&quot;;&quot;&quot;;IF(ROW()-16=COM.MICROSOFT.SINGLE($$NBRE_LIGNES);COM.MICROSOFT.SINGLE($$BASE_AMORT)*COM.MICROSOFT.SINGLE($$TAUX_AMORT)-[.$D17];COM.MICROSOFT.SINGLE($$BASE_AMORT)*COM.MICROSOFT.SINGLE($$TAUX_AMORT)))" table:style-name="ce22">
            <text:p>22500,00</text:p>
          </table:table-cell>
          <table:table-cell office:value-type="float" office:value="147250" table:formula="of:=IF([.B23]=&quot;&quot;;&quot;&quot;;[.E22]+[.D23])" table:style-name="ce22">
            <text:p>147250,00</text:p>
          </table:table-cell>
          <table:table-cell office:value-type="float" office:value="52750" table:formula="of:=IF([.B23]=&quot;&quot;;&quot;&quot;;COM.MICROSOFT.SINGLE($$VALEUR_ACQUISITION)-[.E23])" table:style-name="ce22">
            <text:p>52750,00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float" office:value="2027" table:formula="of:=IF(ROW()-16&lt;=COM.MICROSOFT.SINGLE($$NBRE_LIGNES);[.B23]+1;&quot;&quot;)" table:style-name="ce21">
            <text:p>2027</text:p>
          </table:table-cell>
          <table:table-cell office:value-type="float" office:value="180000" table:formula="of:=COM.MICROSOFT.SINGLE(IF([.B24]=&quot;&quot;;&quot;&quot;;$$BASE_AMORT))" table:style-name="ce22">
            <text:p>180000,00</text:p>
          </table:table-cell>
          <table:table-cell office:value-type="float" office:value="22500" table:formula="of:=IF([.B24]=&quot;&quot;;&quot;&quot;;IF(ROW()-16=COM.MICROSOFT.SINGLE($$NBRE_LIGNES);COM.MICROSOFT.SINGLE($$BASE_AMORT)*COM.MICROSOFT.SINGLE($$TAUX_AMORT)-[.$D17];COM.MICROSOFT.SINGLE($$BASE_AMORT)*COM.MICROSOFT.SINGLE($$TAUX_AMORT)))" table:style-name="ce22">
            <text:p>22500,00</text:p>
          </table:table-cell>
          <table:table-cell office:value-type="float" office:value="169750" table:formula="of:=IF([.B24]=&quot;&quot;;&quot;&quot;;[.E23]+[.D24])" table:style-name="ce22">
            <text:p>169750,00</text:p>
          </table:table-cell>
          <table:table-cell office:value-type="float" office:value="30250" table:formula="of:=IF([.B24]=&quot;&quot;;&quot;&quot;;COM.MICROSOFT.SINGLE($$VALEUR_ACQUISITION)-[.E24])" table:style-name="ce22">
            <text:p>30250,00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float" office:value="2028" table:formula="of:=IF(ROW()-16&lt;=COM.MICROSOFT.SINGLE($$NBRE_LIGNES);[.B24]+1;&quot;&quot;)" table:style-name="ce21">
            <text:p>2028</text:p>
          </table:table-cell>
          <table:table-cell office:value-type="float" office:value="180000" table:formula="of:=COM.MICROSOFT.SINGLE(IF([.B25]=&quot;&quot;;&quot;&quot;;$$BASE_AMORT))" table:style-name="ce22">
            <text:p>180000,00</text:p>
          </table:table-cell>
          <table:table-cell office:value-type="float" office:value="10250" table:formula="of:=IF([.B25]=&quot;&quot;;&quot;&quot;;IF(ROW()-16=COM.MICROSOFT.SINGLE($$NBRE_LIGNES);COM.MICROSOFT.SINGLE($$BASE_AMORT)*COM.MICROSOFT.SINGLE($$TAUX_AMORT)-[.$D17];COM.MICROSOFT.SINGLE($$BASE_AMORT)*COM.MICROSOFT.SINGLE($$TAUX_AMORT)))" table:style-name="ce22">
            <text:p>10250,00</text:p>
          </table:table-cell>
          <table:table-cell office:value-type="float" office:value="180000" table:formula="of:=IF([.B25]=&quot;&quot;;&quot;&quot;;[.E24]+[.D25])" table:style-name="ce22">
            <text:p>180000,00</text:p>
          </table:table-cell>
          <table:table-cell office:value-type="float" office:value="20000" table:formula="of:=IF([.B25]=&quot;&quot;;&quot;&quot;;COM.MICROSOFT.SINGLE($$VALEUR_ACQUISITION)-[.E25])" table:style-name="ce22">
            <text:p>20000,00</text:p>
          </table:table-cell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office:string-value="" table:formula="of:=IF(ROW()-16&lt;=COM.MICROSOFT.SINGLE($$NBRE_LIGNES);[.B25]+1;&quot;&quot;)" table:style-name="ce23"/>
          <table:table-cell office:value-type="string" office:string-value="" table:formula="of:=COM.MICROSOFT.SINGLE(IF([.B26]=&quot;&quot;;&quot;&quot;;$$BASE_AMORT))" table:style-name="ce24"/>
          <table:table-cell office:value-type="string" office:string-value="" table:formula="of:=IF([.B26]=&quot;&quot;;&quot;&quot;;IF(ROW()-16=COM.MICROSOFT.SINGLE($$NBRE_LIGNES);COM.MICROSOFT.SINGLE($$BASE_AMORT)*COM.MICROSOFT.SINGLE($$TAUX_AMORT)-[.$D17];COM.MICROSOFT.SINGLE($$BASE_AMORT)*COM.MICROSOFT.SINGLE($$TAUX_AMORT)))" table:style-name="ce24"/>
          <table:table-cell office:value-type="string" office:string-value="" table:formula="of:=IF([.B26]=&quot;&quot;;&quot;&quot;;[.E25]+[.D26])" table:style-name="ce24"/>
          <table:table-cell office:value-type="string" office:string-value="" table:formula="of:=IF([.B26]=&quot;&quot;;&quot;&quot;;COM.MICROSOFT.SINGLE($$VALEUR_ACQUISITION)-[.E26])" table:style-name="ce23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office:string-value="" table:formula="of:=IF(ROW()-16&lt;=COM.MICROSOFT.SINGLE($$NBRE_LIGNES);[.B26]+1;&quot;&quot;)" table:style-name="ce23"/>
          <table:table-cell office:value-type="string" office:string-value="" table:formula="of:=COM.MICROSOFT.SINGLE(IF([.B27]=&quot;&quot;;&quot;&quot;;$$BASE_AMORT))" table:style-name="ce24"/>
          <table:table-cell office:value-type="string" office:string-value="" table:formula="of:=IF([.B27]=&quot;&quot;;&quot;&quot;;IF(ROW()-16=COM.MICROSOFT.SINGLE($$NBRE_LIGNES);COM.MICROSOFT.SINGLE($$BASE_AMORT)*COM.MICROSOFT.SINGLE($$TAUX_AMORT)-[.$D17];COM.MICROSOFT.SINGLE($$BASE_AMORT)*COM.MICROSOFT.SINGLE($$TAUX_AMORT)))" table:style-name="ce24"/>
          <table:table-cell office:value-type="string" office:string-value="" table:formula="of:=IF([.B27]=&quot;&quot;;&quot;&quot;;[.E26]+[.D27])" table:style-name="ce24"/>
          <table:table-cell office:value-type="string" office:string-value="" table:formula="of:=IF([.B27]=&quot;&quot;;&quot;&quot;;COM.MICROSOFT.SINGLE($$VALEUR_ACQUISITION)-[.E27])" table:style-name="ce23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office:string-value="" table:formula="of:=IF(ROW()-16&lt;=COM.MICROSOFT.SINGLE($$NBRE_LIGNES);[.B27]+1;&quot;&quot;)" table:style-name="ce23"/>
          <table:table-cell office:value-type="string" office:string-value="" table:formula="of:=COM.MICROSOFT.SINGLE(IF([.B28]=&quot;&quot;;&quot;&quot;;$$BASE_AMORT))" table:style-name="ce24"/>
          <table:table-cell office:value-type="string" office:string-value="" table:formula="of:=IF([.B28]=&quot;&quot;;&quot;&quot;;IF(ROW()-16=COM.MICROSOFT.SINGLE($$NBRE_LIGNES);COM.MICROSOFT.SINGLE($$BASE_AMORT)*COM.MICROSOFT.SINGLE($$TAUX_AMORT)-[.$D17];COM.MICROSOFT.SINGLE($$BASE_AMORT)*COM.MICROSOFT.SINGLE($$TAUX_AMORT)))" table:style-name="ce24"/>
          <table:table-cell office:value-type="string" office:string-value="" table:formula="of:=IF([.B28]=&quot;&quot;;&quot;&quot;;[.E27]+[.D28])" table:style-name="ce24"/>
          <table:table-cell office:value-type="string" office:string-value="" table:formula="of:=IF([.B28]=&quot;&quot;;&quot;&quot;;COM.MICROSOFT.SINGLE($$VALEUR_ACQUISITION)-[.E28])" table:style-name="ce23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office:string-value="" table:formula="of:=IF(ROW()-16&lt;=COM.MICROSOFT.SINGLE($$NBRE_LIGNES);[.B28]+1;&quot;&quot;)" table:style-name="ce23"/>
          <table:table-cell office:value-type="string" office:string-value="" table:formula="of:=COM.MICROSOFT.SINGLE(IF([.B29]=&quot;&quot;;&quot;&quot;;$$BASE_AMORT))" table:style-name="ce24"/>
          <table:table-cell office:value-type="string" office:string-value="" table:formula="of:=IF([.B29]=&quot;&quot;;&quot;&quot;;IF(ROW()-16=COM.MICROSOFT.SINGLE($$NBRE_LIGNES);COM.MICROSOFT.SINGLE($$BASE_AMORT)*COM.MICROSOFT.SINGLE($$TAUX_AMORT)-[.$D17];COM.MICROSOFT.SINGLE($$BASE_AMORT)*COM.MICROSOFT.SINGLE($$TAUX_AMORT)))" table:style-name="ce24"/>
          <table:table-cell office:value-type="string" office:string-value="" table:formula="of:=IF([.B29]=&quot;&quot;;&quot;&quot;;[.E28]+[.D29])" table:style-name="ce24"/>
          <table:table-cell office:value-type="string" office:string-value="" table:formula="of:=IF([.B29]=&quot;&quot;;&quot;&quot;;COM.MICROSOFT.SINGLE($$VALEUR_ACQUISITION)-[.E29])" table:style-name="ce23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office:string-value="" table:formula="of:=IF(ROW()-16&lt;=COM.MICROSOFT.SINGLE($$NBRE_LIGNES);[.B29]+1;&quot;&quot;)" table:style-name="ce23"/>
          <table:table-cell office:value-type="string" office:string-value="" table:formula="of:=COM.MICROSOFT.SINGLE(IF([.B30]=&quot;&quot;;&quot;&quot;;$$BASE_AMORT))" table:style-name="ce24"/>
          <table:table-cell office:value-type="string" office:string-value="" table:formula="of:=IF([.B30]=&quot;&quot;;&quot;&quot;;IF(ROW()-16=COM.MICROSOFT.SINGLE($$NBRE_LIGNES);COM.MICROSOFT.SINGLE($$BASE_AMORT)*COM.MICROSOFT.SINGLE($$TAUX_AMORT)-[.$D17];COM.MICROSOFT.SINGLE($$BASE_AMORT)*COM.MICROSOFT.SINGLE($$TAUX_AMORT)))" table:style-name="ce24"/>
          <table:table-cell office:value-type="string" office:string-value="" table:formula="of:=IF([.B30]=&quot;&quot;;&quot;&quot;;[.E29]+[.D30])" table:style-name="ce24"/>
          <table:table-cell office:value-type="string" office:string-value="" table:formula="of:=IF([.B30]=&quot;&quot;;&quot;&quot;;COM.MICROSOFT.SINGLE($$VALEUR_ACQUISITION)-[.E30])" table:style-name="ce23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office:string-value="" table:formula="of:=IF(ROW()-16&lt;=COM.MICROSOFT.SINGLE($$NBRE_LIGNES);[.B30]+1;&quot;&quot;)" table:style-name="ce23"/>
          <table:table-cell office:value-type="string" office:string-value="" table:formula="of:=COM.MICROSOFT.SINGLE(IF([.B31]=&quot;&quot;;&quot;&quot;;$$BASE_AMORT))" table:style-name="ce24"/>
          <table:table-cell office:value-type="string" office:string-value="" table:formula="of:=IF([.B31]=&quot;&quot;;&quot;&quot;;IF(ROW()-16=COM.MICROSOFT.SINGLE($$NBRE_LIGNES);COM.MICROSOFT.SINGLE($$BASE_AMORT)*COM.MICROSOFT.SINGLE($$TAUX_AMORT)-[.$D17];COM.MICROSOFT.SINGLE($$BASE_AMORT)*COM.MICROSOFT.SINGLE($$TAUX_AMORT)))" table:style-name="ce24"/>
          <table:table-cell office:value-type="string" office:string-value="" table:formula="of:=IF([.B31]=&quot;&quot;;&quot;&quot;;[.E30]+[.D31])" table:style-name="ce24"/>
          <table:table-cell office:value-type="string" office:string-value="" table:formula="of:=IF([.B31]=&quot;&quot;;&quot;&quot;;COM.MICROSOFT.SINGLE($$VALEUR_ACQUISITION)-[.E31])" table:style-name="ce23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office:string-value="" table:formula="of:=IF(ROW()-16&lt;=COM.MICROSOFT.SINGLE($$NBRE_LIGNES);[.B31]+1;&quot;&quot;)" table:style-name="ce23"/>
          <table:table-cell office:value-type="string" office:string-value="" table:formula="of:=COM.MICROSOFT.SINGLE(IF([.B32]=&quot;&quot;;&quot;&quot;;$$BASE_AMORT))" table:style-name="ce24"/>
          <table:table-cell office:value-type="string" office:string-value="" table:formula="of:=IF([.B32]=&quot;&quot;;&quot;&quot;;IF(ROW()-16=COM.MICROSOFT.SINGLE($$NBRE_LIGNES);COM.MICROSOFT.SINGLE($$BASE_AMORT)*COM.MICROSOFT.SINGLE($$TAUX_AMORT)-[.$D17];COM.MICROSOFT.SINGLE($$BASE_AMORT)*COM.MICROSOFT.SINGLE($$TAUX_AMORT)))" table:style-name="ce24"/>
          <table:table-cell office:value-type="string" office:string-value="" table:formula="of:=IF([.B32]=&quot;&quot;;&quot;&quot;;[.E31]+[.D32])" table:style-name="ce24"/>
          <table:table-cell office:value-type="string" office:string-value="" table:formula="of:=IF([.B32]=&quot;&quot;;&quot;&quot;;COM.MICROSOFT.SINGLE($$VALEUR_ACQUISITION)-[.E32])" table:style-name="ce23"/>
          <table:table-cell table:number-columns-repeated="10" table:style-name="ce2"/>
          <table:table-cell table:number-columns-repeated="16368"/>
        </table:table-row>
        <table:table-row table:style-name="ro1">
          <table:table-cell table:style-name="ce2"/>
          <table:table-cell office:value-type="string" office:string-value="" table:formula="of:=IF(ROW()-16&lt;=COM.MICROSOFT.SINGLE($$NBRE_LIGNES);[.B32]+1;&quot;&quot;)" table:style-name="ce23"/>
          <table:table-cell office:value-type="string" office:string-value="" table:formula="of:=COM.MICROSOFT.SINGLE(IF([.B33]=&quot;&quot;;&quot;&quot;;$$BASE_AMORT))" table:style-name="ce24"/>
          <table:table-cell office:value-type="string" office:string-value="" table:formula="of:=IF([.B33]=&quot;&quot;;&quot;&quot;;IF(ROW()-16=COM.MICROSOFT.SINGLE($$NBRE_LIGNES);COM.MICROSOFT.SINGLE($$BASE_AMORT)*COM.MICROSOFT.SINGLE($$TAUX_AMORT)-[.$D17];COM.MICROSOFT.SINGLE($$BASE_AMORT)*COM.MICROSOFT.SINGLE($$TAUX_AMORT)))" table:style-name="ce24"/>
          <table:table-cell office:value-type="string" office:string-value="" table:formula="of:=IF([.B33]=&quot;&quot;;&quot;&quot;;[.E32]+[.D33])" table:style-name="ce24"/>
          <table:table-cell office:value-type="string" office:string-value="" table:formula="of:=IF([.B33]=&quot;&quot;;&quot;&quot;;COM.MICROSOFT.SINGLE($$VALEUR_ACQUISITION)-[.E33])" table:style-name="ce23"/>
          <table:table-cell table:number-columns-repeated="10" table:style-name="ce2"/>
          <table:table-cell table:number-columns-repeated="16368" table:style-name="ce1"/>
        </table:table-row>
        <table:table-row table:style-name="ro1">
          <table:table-cell table:style-name="ce2"/>
          <table:table-cell office:value-type="string" office:string-value="" table:formula="of:=IF(ROW()-16&lt;=COM.MICROSOFT.SINGLE($$NBRE_LIGNES);[.B33]+1;&quot;&quot;)" table:style-name="ce23"/>
          <table:table-cell office:value-type="string" office:string-value="" table:formula="of:=COM.MICROSOFT.SINGLE(IF([.B34]=&quot;&quot;;&quot;&quot;;$$BASE_AMORT))" table:style-name="ce24"/>
          <table:table-cell office:value-type="string" office:string-value="" table:formula="of:=IF([.B34]=&quot;&quot;;&quot;&quot;;IF(ROW()-16=COM.MICROSOFT.SINGLE($$NBRE_LIGNES);COM.MICROSOFT.SINGLE($$BASE_AMORT)*COM.MICROSOFT.SINGLE($$TAUX_AMORT)-[.$D17];COM.MICROSOFT.SINGLE($$BASE_AMORT)*COM.MICROSOFT.SINGLE($$TAUX_AMORT)))" table:style-name="ce24"/>
          <table:table-cell office:value-type="string" office:string-value="" table:formula="of:=IF([.B34]=&quot;&quot;;&quot;&quot;;[.E33]+[.D34])" table:style-name="ce24"/>
          <table:table-cell office:value-type="string" office:string-value="" table:formula="of:=IF([.B34]=&quot;&quot;;&quot;&quot;;COM.MICROSOFT.SINGLE($$VALEUR_ACQUISITION)-[.E34])" table:style-name="ce23"/>
          <table:table-cell table:number-columns-repeated="10" table:style-name="ce2"/>
          <table:table-cell table:number-columns-repeated="16368" table:style-name="ce1"/>
        </table:table-row>
        <table:table-row table:style-name="ro1">
          <table:table-cell table:style-name="ce2"/>
          <table:table-cell office:value-type="string" office:string-value="" table:formula="of:=IF(ROW()-16&lt;=COM.MICROSOFT.SINGLE($$NBRE_LIGNES);[.B34]+1;&quot;&quot;)" table:style-name="ce23"/>
          <table:table-cell office:value-type="string" office:string-value="" table:formula="of:=COM.MICROSOFT.SINGLE(IF([.B35]=&quot;&quot;;&quot;&quot;;$$BASE_AMORT))" table:style-name="ce24"/>
          <table:table-cell office:value-type="string" office:string-value="" table:formula="of:=IF([.B35]=&quot;&quot;;&quot;&quot;;IF(ROW()-16=COM.MICROSOFT.SINGLE($$NBRE_LIGNES);COM.MICROSOFT.SINGLE($$BASE_AMORT)*COM.MICROSOFT.SINGLE($$TAUX_AMORT)-[.$D17];COM.MICROSOFT.SINGLE($$BASE_AMORT)*COM.MICROSOFT.SINGLE($$TAUX_AMORT)))" table:style-name="ce24"/>
          <table:table-cell office:value-type="string" office:string-value="" table:formula="of:=IF([.B35]=&quot;&quot;;&quot;&quot;;[.E34]+[.D35])" table:style-name="ce24"/>
          <table:table-cell office:value-type="string" office:string-value="" table:formula="of:=IF([.B35]=&quot;&quot;;&quot;&quot;;COM.MICROSOFT.SINGLE($$VALEUR_ACQUISITION)-[.E35])" table:style-name="ce23"/>
          <table:table-cell table:number-columns-repeated="10" table:style-name="ce2"/>
          <table:table-cell table:number-columns-repeated="16368" table:style-name="ce1"/>
        </table:table-row>
        <table:table-row table:number-rows-repeated="7" table:style-name="ro1">
          <table:table-cell table:number-columns-repeated="20" table:style-name="ce2"/>
          <table:table-cell table:number-columns-repeated="16364"/>
        </table:table-row>
        <table:table-row table:number-rows-repeated="4" table:style-name="ro1">
          <table:table-cell table:style-name="ce1"/>
          <table:table-cell table:number-columns-repeated="19" table:style-name="ce2"/>
          <table:table-cell table:number-columns-repeated="16364"/>
        </table:table-row>
        <table:table-row table:number-rows-repeated="1048530" table:style-name="ro3">
          <table:table-cell table:number-columns-repeated="16384"/>
        </table:table-row>
      </table:table>
      <table:named-expressions>
        <table:named-range table:name="ANNEE1" table:cell-range-address="Feuil1.$B$17" table:base-cell-address="Feuil1.$A$1"/>
        <table:named-range table:name="BASE_AMORT" table:cell-range-address="Feuil1.$F$9" table:base-cell-address="Feuil1.$A$1"/>
        <table:named-range table:name="DATE_MISE_EN_SERVICE" table:cell-range-address="Feuil1.$E$12" table:base-cell-address="Feuil1.$A$1"/>
        <table:named-range table:name="DUREE" table:cell-range-address="Feuil1.$E$6" table:base-cell-address="Feuil1.$A$1"/>
        <table:named-range table:name="NBRE_LIGNES" table:cell-range-address="Feuil1.$F$13" table:base-cell-address="Feuil1.$A$1"/>
        <table:named-range table:name="PRORATA_ANNEE1" table:cell-range-address="Feuil1.$F$14" table:base-cell-address="Feuil1.$A$1"/>
        <table:named-range table:name="TAUX_AMORT" table:cell-range-address="Feuil1.$F$10" table:base-cell-address="Feuil1.$A$1"/>
        <table:named-range table:name="VALEUR_ACQUISITION" table:cell-range-address="Feuil1.$E$7" table:base-cell-address="Feuil1.$A$1"/>
        <table:named-range table:name="VALEUR_RESIDUELLE" table:cell-range-address="Feuil1.$E$11" table:base-cell-address="Feuil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36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Anma ceis</meta:initial-creator>
    <dc:creator>coren</dc:creator>
    <meta:creation-date>2020-03-24T12:31:59Z</meta:creation-date>
    <dc:date>2020-03-25T14:29:24Z</dc:date>
    <meta:editing-cycles>1</meta:editing-cycles>
    <meta:editing-duration>PT249S</meta:editing-duration>
  </office:meta>
</office:document-meta>
</file>